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0ff48" officeooo:paragraph-rsid="0010ff48"/>
    </style:style>
    <style:style style:name="P2" style:family="paragraph" style:parent-style-name="Text_20_body">
      <style:paragraph-properties fo:text-align="justify" style:justify-single-word="false"/>
      <style:text-properties officeooo:rsid="0002657e" officeooo:paragraph-rsid="0010ff48"/>
    </style:style>
    <style:style style:name="P3" style:family="paragraph" style:parent-style-name="Heading_20_3">
      <style:paragraph-properties fo:text-align="justify" style:justify-single-word="false"/>
      <style:text-properties officeooo:rsid="0010ff48" officeooo:paragraph-rsid="0010ff48"/>
    </style:style>
    <style:style style:name="P4" style:family="paragraph" style:parent-style-name="Heading_20_1">
      <style:paragraph-properties fo:text-align="justify" style:justify-single-word="false"/>
      <style:text-properties officeooo:rsid="0010ff48" officeooo:paragraph-rsid="0010ff48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rsid="0010ff48" officeooo:paragraph-rsid="0010ff48"/>
    </style:style>
    <style:style style:name="P7" style:family="paragraph" style:parent-style-name="Text_20_body">
      <style:paragraph-properties fo:text-align="justify" style:justify-single-word="false"/>
      <style:text-properties officeooo:rsid="0012243f" officeooo:paragraph-rsid="0012243f"/>
    </style:style>
    <style:style style:name="T1" style:family="text">
      <style:text-properties officeooo:rsid="0010ff48"/>
    </style:style>
    <style:style style:name="T2" style:family="text">
      <style:text-properties style:font-name="monospace"/>
    </style:style>
    <style:style style:name="T3" style:family="text">
      <style:text-properties officeooo:rsid="001209b1"/>
    </style:style>
    <style:style style:name="T4" style:family="text">
      <style:text-properties style:font-name="Noto Sans Disp1"/>
    </style:style>
    <style:style style:name="T5" style:family="text">
      <style:text-properties officeooo:rsid="001273e5"/>
    </style:style>
    <style:style style:name="T6" style:family="text">
      <style:text-properties officeooo:rsid="0013469f"/>
    </style:style>
    <style:style style:name="T7" style:family="text">
      <style:text-properties officeooo:rsid="00136641"/>
    </style:style>
    <style:style style:name="T8" style:family="text">
      <style:text-properties officeooo:rsid="00137c1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Zadanie 2</text:h>
      <text:h text:style-name="P3" text:outline-level="3">2.1 Opis problemu:</text:h>
      <text:p text:style-name="P2">Napisać funkcję rozwiązującą równanie f(x) = 0 metodą <text:span text:style-name="T1">Newtona.</text:span></text:p>
      <text:h text:style-name="P3" text:outline-level="3">2.2. Rozwiązanie:</text:h>
      <text:p text:style-name="P5">Rozwiązaniem jest napisanie funkcji <text:span text:style-name="T2">mstycznych</text:span> w języku <text:span text:style-name="T2">julia</text:span>. <text:span text:style-name="T1">Funkcja przyjmuje następujące parametry:</text:span></text:p>
      <text:p text:style-name="P6">f, pf – funkcję f(x) <text:s/>oraz jej pochodną</text:p>
      <text:p text:style-name="P6">x0 – przybliżenie początkowe</text:p>
      <text:p text:style-name="P6">delta, epsilon – dokładność obliczeń</text:p>
      <text:p text:style-name="P6">maxint – maksymalna iloś<text:span text:style-name="T5">ć</text:span> iteracji jaką moż<text:span text:style-name="T6">e</text:span> wykonać funkcji</text:p>
      <text:p text:style-name="P6">Funk<text:span text:style-name="T7">c</text:span>j<text:span text:style-name="T7">a</text:span> zwraca na<text:span text:style-name="T7">s</text:span>tępującą czwórkę:</text:p>
      <text:p text:style-name="P6">r – przybliżenie pierwiastka równania f(x) <text:s/>= 0</text:p>
      <text:p text:style-name="P6">v – wartość f<text:span text:style-name="T3">(r)</text:span></text:p>
      <text:p text:style-name="P6">it – ilość wykonanych iteracji</text:p>
      <text:p text:style-name="P6">err – informacja o błędach</text:p>
      <text:p text:style-name="P6"><text:tab/>0 – metoda zbieżna</text:p>
      <text:p text:style-name="P6"><text:tab/>1 – nie osiągnięto wymaganej dokładnoś<text:span text:style-name="T8">c</text:span>i w <text:span text:style-name="T2">maxint</text:span></text:p>
      <text:p text:style-name="P6"><text:tab/>2 – pochodna bliska zeru</text:p>
      <text:p text:style-name="P7">Funkcja na początku sprawdza warunki początkowe. Następnie iteruje aż do <text:span text:style-name="T2">maxint</text:span><text:span text:style-name="T4">. Obliczana jest wartość x1 która wynika ze wzoru Taylora. <text:s/>Ogólnie możemy to zapisać:</text:span><text:span text:style-name="T4"><draw:frame draw:style-name="fr1" draw:name="Obiekt1" text:anchor-type="as-char" svg:y="-0.822cm" svg:width="3.493cm" svg:height="1.40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. Sprawdzane są warunki kończące działanie programu w taki sam sposób jak w poprzedniej funkcj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 Disp1" fo:font-family="'Noto Sans Disp'" style:font-family-generic="swiss" style:font-pitch="variable" fo:font-size="14pt" style:font-name-asian="Noto Sans Disp2" style:font-family-asian="'Noto Sans Dis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onospace" style:family="paragraph" style:parent-style-name="Text_20_body">
      <style:text-properties officeooo:rsid="0010ff48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ff48" officeooo:paragraph-rsid="0010ff4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1:27:58.679804081</meta:creation-date>
    <dc:date>2017-11-25T13:16:47.342627048</dc:date>
    <meta:editing-duration>PT13M</meta:editing-duration>
    <meta:editing-cycles>7</meta:editing-cycles>
    <meta:generator>LibreOffice/5.4.3.2$Linux_X86_64 LibreOffice_project/40m0$Build-2</meta:generator>
    <meta:document-statistic meta:table-count="0" meta:image-count="0" meta:object-count="1" meta:page-count="1" meta:paragraph-count="19" meta:word-count="126" meta:character-count="897" meta:non-whitespace-character-count="772"/>
  </office:meta>
</office:document-meta>
</file>

<file path=Object 1/content.xml><?xml version="1.0" encoding="utf-8"?>
<math xmlns="http://www.w3.org/1998/Math/MathML" display="block">
  <semantics>
    <mrow>
      <msub>
        <mi>x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b>
      <mo stretchy="false">=</mo>
      <mrow>
        <msub>
          <mi>x</mi>
          <mi>n</mi>
        </msub>
        <mo stretchy="false">−</mo>
        <mfrac>
          <mrow>
            <mi>f</mi>
            <mrow>
              <mo fence="true" stretchy="false">(</mo>
              <mrow>
                <msub>
                  <mi>x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i>n</mi>
                </msub>
              </mrow>
              <mo fence="true" stretchy="false">)</mo>
            </mrow>
          </mrow>
        </mfrac>
      </mrow>
    </mrow>
    <annotation encoding="StarMath 5.0">x_( n+1 )= x_n - {f( x_n )} over { f'(x_n) }</annotation>
  </semantics>
</math>
</file>